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1C0000001DA58453AEA98A2E1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text-align="center" style:writing-mode="lr-tb"/>
      <style:text-properties fo:font-size="7pt" style:font-size-asian="7pt" style:font-size-complex="7pt"/>
    </style:style>
    <style:style style:name="P21" style:family="paragraph">
      <loext:graphic-properties draw:fill-color="#ffdbb6"/>
      <style:paragraph-properties fo:text-align="center" style:writing-mode="lr-tb"/>
      <style:text-properties fo:font-size="7pt" style:font-size-asian="7pt" style:font-size-complex="7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Liberation Sans Narrow" fo:font-size="5.40000009536743pt" fo:font-weight="bold" style:font-size-asian="11pt" style:font-size-complex="11pt"/>
    </style:style>
    <style:style style:name="T6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Sazama Tadao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Katana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1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9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1d8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1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16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14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18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3">Poison Blade:</text:span></text:p>
          <text:p text:style-name="P17"><text:span text:style-name="T2">Roll 8+1d20 to add poison blade for next turn. If successful, and Sazama damages his target, target takes additional 1d6 damage until saving against magic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1d6”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5.207cm" svg:y="6.604cm">
            <text:p text:style-name="P18"><text:span text:style-name="T5">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635cm" svg:y="6.604cm">
            <text:p text:style-name="P18"><text:span text:style-name="T5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5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5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5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5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921cm" svg:y="6.604cm">
            <text:p text:style-name="P18"><text:span text:style-name="T5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302cm" svg:y="6.604cm">
            <text:p text:style-name="P18"><text:span text:style-name="T5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683cm" svg:y="6.604cm">
            <text:p text:style-name="P18"><text:span text:style-name="T5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064cm" svg:y="6.604cm">
            <text:p text:style-name="P18"><text:span text:style-name="T5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445cm" svg:y="6.604cm">
            <text:p text:style-name="P18"><text:span text:style-name="T5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826cm" svg:y="6.604cm">
            <text:p text:style-name="P18"><text:span text:style-name="T5">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5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21" draw:layer="layout" svg:width="1.143cm" svg:height="0.508cm" svg:x="3.81cm" svg:y="1.397cm">
            <text:p text:style-name="P20">Shuriken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1.397cm">
            <text:p text:style-name="P12">4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1.397cm">
            <text:p text:style-name="P12">13(18)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1.397cm">
            <text:p text:style-name="P12">1d4(+1d4)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1.397cm">
            <text:p text:style-name="P12">1</text:p>
            <draw:enhanced-geometry svg:viewBox="0 0 21600 21600" draw:type="rectangle" draw:enhanced-path="M 0 0 L 21600 0 21600 21600 0 21600 0 0 Z N"/>
          </draw:custom-shape>
        </draw:g>
        <draw:frame draw:style-name="gr15" draw:text-style-name="P1" draw:layer="layout" svg:width="3.302cm" svg:height="3.494cm" svg:x="0.381cm" svg:y="0.335cm">
          <draw:image xlink:href="Pictures/10000201000001C0000001DA58453AEA98A2E19C.png" xlink:type="simple" xlink:show="embed" xlink:actuate="onLoad" loext:mime-type="image/png">
            <text:p/>
          </draw:image>
        </draw:frame>
        <draw:custom-shape draw:style-name="gr16" draw:text-style-name="P22" draw:layer="layout" svg:width="3.048cm" svg:height="1.016cm" svg:x="0.581cm" svg:y="3.121cm">
          <text:p text:style-name="P22"><text:span text:style-name="T6">Sazama Tadaod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5-30T17:15:52.730000000</meta:creation-date>
    <meta:editing-duration>PT4M50S</meta:editing-duration>
    <meta:editing-cycles>3</meta:editing-cycles>
    <meta:generator>LibreOffice/6.4.1.2$Windows_X86_64 LibreOffice_project/4d224e95b98b138af42a64d84056446d09082932</meta:generator>
    <dc:title>HeroTemplate</dc:title>
    <dc:date>2022-05-30T17:52:21.098000000</dc:date>
    <meta:document-statistic meta:object-count="52"/>
    <meta:template xlink:type="simple" xlink:actuate="onRequest" xlink:title="HeroTemplate" xlink:href="../../../../../../../../../../Roaming/LibreOffice/4/user/template/HeroTemplate.otg" meta:date="2022-05-30T17:15:52.555000000"/>
  </office:meta>
</office:document-meta>
</file>